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4.867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  <style:style style:name="ce8" style:family="table-cell" style:parent-style-name="Default"/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6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ooc:=AND([.Q2:.Q10000])" office:value-type="boolean" office:boolean-value="true">
            <text:p>ИСТИНА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SUM([.C2:.E2])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1-dim range</text:p>
          </table:table-cell>
          <table:table-cell office:value-type="string">
            <text:p>SUM</text:p>
          </table:table-cell>
          <table:table-cell table:style-name="ce7"/>
          <table:table-cell/>
          <table:table-cell/>
          <table:table-cell table:style-name="ce8" table:formula="oooc:=IF(ISBLANK([.M2]);[.A2];[.M2])" office:value-type="float" office:value="6">
            <text:p>6</text:p>
          </table:table-cell>
          <table:table-cell table:style-name="ce8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ooc:=SUM([.C3:.E3])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3]);[.A3];[.M3])" office:value-type="float" office:value="15">
            <text:p>15</text:p>
          </table:table-cell>
          <table:table-cell table:style-name="ce8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ooc:=SUM([.C5:.E6])" office:value-type="float" office:value="21">
            <text:p>2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2-dim range</text:p>
          </table:table-cell>
          <table:table-cell/>
          <table:table-cell table:style-name="ce7"/>
          <table:table-cell/>
          <table:table-cell/>
          <table:table-cell table:style-name="ce8" table:formula="oooc:=IF(ISBLANK([.M5]);[.A5];[.M5])" office:value-type="float" office:value="21">
            <text:p>21</text:p>
          </table:table-cell>
          <table:table-cell table:style-name="ce8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0">
            <text:p>30</text:p>
          </table:table-cell>
          <table:table-cell table:formula="oooc:=SUM([.C6:.E6])*2" office:value-type="float" office:value="30">
            <office:annotation draw:style-name="gr1" draw:text-style-name="P1" svg:width="1.785cm" svg:height="1.998cm" svg:x="10.657cm" svg:y="1.229cm" draw:caption-point-x="-10.657cm" draw:caption-point-y="-1.229cm">
              <dc:date>2007-11-0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3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6]);[.A6];[.M6])" office:value-type="float" office:value="30">
            <text:p>30</text:p>
          </table:table-cell>
          <table:table-cell table:style-name="ce8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SUM([.C8])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Single cell</text:p>
          </table:table-cell>
          <table:table-cell/>
          <table:table-cell table:style-name="ce7"/>
          <table:table-cell/>
          <table:table-cell/>
          <table:table-cell table:style-name="ce8" table:formula="oooc:=IF(ISBLANK([.M8]);[.A8];[.M8])" office:value-type="float" office:value="1">
            <text:p>1</text:p>
          </table:table-cell>
          <table:table-cell table:style-name="ce8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SUM([.C9])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9]);[.A9];[.M9])" office:value-type="float" office:value="4">
            <text:p>4</text:p>
          </table:table-cell>
          <table:table-cell table:style-name="ce8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SUM([.C11];[.D11])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Multiple cells</text:p>
          </table:table-cell>
          <table:table-cell/>
          <table:table-cell table:style-name="ce7"/>
          <table:table-cell/>
          <table:table-cell/>
          <table:table-cell table:style-name="ce8" table:formula="oooc:=IF(ISBLANK([.M11]);[.A11];[.M11])" office:value-type="float" office:value="3">
            <text:p>3</text:p>
          </table:table-cell>
          <table:table-cell table:style-name="ce8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ooc:=SUM([.C12];[.D12])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2]);[.A12];[.M12])" office:value-type="float" office:value="9">
            <text:p>9</text:p>
          </table:table-cell>
          <table:table-cell table:style-name="ce8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ooc:=SUM([.C14];[.D14];[.E14])" office:value-type="float" office:value="2">
            <text:p>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Three cells with blanks</text:p>
          </table:table-cell>
          <table:table-cell/>
          <table:table-cell table:style-name="ce7"/>
          <table:table-cell/>
          <table:table-cell/>
          <table:table-cell table:style-name="ce8" table:formula="oooc:=IF(ISBLANK([.M14]);[.A14];[.M14])" office:value-type="float" office:value="2">
            <text:p>2</text:p>
          </table:table-cell>
          <table:table-cell table:style-name="ce8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">
            <text:p>10</text:p>
          </table:table-cell>
          <table:table-cell table:formula="oooc:=SUM([.C15];[.D15];[.E15])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5]);[.A15];[.M15])" office:value-type="float" office:value="10">
            <text:p>10</text:p>
          </table:table-cell>
          <table:table-cell table:style-name="ce8"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ooc:=SUM([.C17];[.G17];[.D17];[.I17])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string">
            <text:p>Non-contiguous cells</text:p>
          </table:table-cell>
          <table:table-cell/>
          <table:table-cell table:style-name="ce7"/>
          <table:table-cell/>
          <table:table-cell/>
          <table:table-cell table:style-name="ce8" table:formula="oooc:=IF(ISBLANK([.M17]);[.A17];[.M17])" office:value-type="float" office:value="15">
            <text:p>15</text:p>
          </table:table-cell>
          <table:table-cell table:style-name="ce8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7">
            <text:p>17</text:p>
          </table:table-cell>
          <table:table-cell table:formula="oooc:=SUM([.C18];[.G18];[.D18];[.I18])" office:value-type="float" office:value="17">
            <text:p>17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18]);[.A18];[.M18])" office:value-type="float" office:value="17">
            <text:p>17</text:p>
          </table:table-cell>
          <table:table-cell table:style-name="ce8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SUM([.D20];[.C20];[.C20];[.D20])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Cells referenced multiply</text:p>
          </table:table-cell>
          <table:table-cell/>
          <table:table-cell table:style-name="ce7"/>
          <table:table-cell/>
          <table:table-cell/>
          <table:table-cell table:style-name="ce8" table:formula="oooc:=IF(ISBLANK([.M20]);[.A20];[.M20])" office:value-type="float" office:value="6">
            <text:p>6</text:p>
          </table:table-cell>
          <table:table-cell table:style-name="ce8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8">
            <text:p>18</text:p>
          </table:table-cell>
          <table:table-cell table:formula="oooc:=SUM([.D21];[.C21];[.C21];[.D21])" office:value-type="float" office:value="18">
            <text:p>1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21]);[.A21];[.M21])" office:value-type="float" office:value="18">
            <text:p>18</text:p>
          </table:table-cell>
          <table:table-cell table:style-name="ce8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ooc:=SUM(SumRange)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Named range</text:p>
          </table:table-cell>
          <table:table-cell/>
          <table:table-cell table:style-name="ce7"/>
          <table:table-cell/>
          <table:table-cell/>
          <table:table-cell table:style-name="ce8" table:formula="oooc:=IF(ISBLANK([.M23]);[.A23];[.M23])" office:value-type="float" office:value="15">
            <text:p>15</text:p>
          </table:table-cell>
          <table:table-cell table:style-name="ce8"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">
            <text:p>4</text:p>
          </table:table-cell>
          <table:table-cell table:formula="oooc:=SUM([.C24:.E24])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24]);[.A24];[.M24])" office:value-type="float" office:value="4">
            <text:p>4</text:p>
          </table:table-cell>
          <table:table-cell table:style-name="ce8"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SUM([.C26:.H26])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table:number-columns-repeated="5"/>
          <table:table-cell office:value-type="float" office:value="6">
            <text:p>6</text:p>
          </table:table-cell>
          <table:table-cell office:value-type="string">
            <text:p>Range with blanks</text:p>
          </table:table-cell>
          <table:table-cell/>
          <table:table-cell table:style-name="ce7"/>
          <table:table-cell/>
          <table:table-cell/>
          <table:table-cell table:style-name="ce8" table:formula="oooc:=IF(ISBLANK([.M26]);[.A26];[.M26])" office:value-type="float" office:value="3">
            <text:p>3</text:p>
          </table:table-cell>
          <table:table-cell table:style-name="ce8"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ooc:=SUM([.C27:.H27])" office:value-type="float" office:value="15">
            <text:p>15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27]);[.A27];[.M27])" office:value-type="float" office:value="15">
            <text:p>15</text:p>
          </table:table-cell>
          <table:table-cell table:style-name="ce8"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ooc:=SUM([.C29:.E29];[.G29];[.I29])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00">
            <text:p>100</text:p>
          </table:table-cell>
          <table:table-cell table:style-name="ce5"/>
          <table:table-cell table:style-name="ce5" office:value-type="float" office:value="200">
            <text:p>200</text:p>
          </table:table-cell>
          <table:table-cell table:style-name="ce5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Mixture of ranges and cells with blanks</text:p>
          </table:table-cell>
          <table:table-cell/>
          <table:table-cell table:style-name="ce7"/>
          <table:table-cell/>
          <table:table-cell/>
          <table:table-cell table:style-name="ce8" table:formula="oooc:=IF(ISBLANK([.M29]);[.A29];[.M29])" office:value-type="float" office:value="9">
            <text:p>9</text:p>
          </table:table-cell>
          <table:table-cell table:style-name="ce8"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SUM([.C30:.E30];[.G30];[.I30])" office:value-type="float" office:value="6">
            <text:p>6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80">
            <text:p>80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/>
          <table:table-cell office:value-type="float" office:value="7">
            <text:p>7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30]);[.A30];[.M30])" office:value-type="float" office:value="6">
            <text:p>6</text:p>
          </table:table-cell>
          <table:table-cell table:style-name="ce8"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70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Sum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1T15:24:07</dc:date>
    <meta:editing-cycles>3</meta:editing-cycles>
    <meta:editing-duration>PT1M26S</meta:editing-duration>
    <meta:user-defined meta:name="Info 1"/>
    <meta:user-defined meta:name="Info 2"/>
    <meta:user-defined meta:name="Info 3"/>
    <meta:user-defined meta:name="Info 4"/>
    <meta:document-statistic meta:table-count="1" meta:cell-count="222"/>
  </office:meta>
</office:document-meta>
</file>